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4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P25" style:family="paragraph" style:parent-style-name="Heading_20_3">
      <style:text-properties officeooo:paragraph-rsid="001025cd"/>
    </style:style>
    <style:style style:name="P26" style:family="paragraph" style:parent-style-name="Standard">
      <style:paragraph-properties fo:text-align="justify" style:justify-single-word="false"/>
      <style:text-properties style:font-name="Arial" fo:font-style="normal" officeooo:rsid="000ebb8b" officeooo:paragraph-rsid="000ebb8b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tyle="normal" officeooo:rsid="001025cd" officeooo:paragraph-rsid="001025cd" style:font-style-asian="normal" style:font-name-complex="Ari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8pt" fo:font-style="italic" officeooo:rsid="000ebb8b" officeooo:paragraph-rsid="000ebb8b" style:font-size-asian="8pt" style:font-style-asian="itali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8pt" fo:font-style="normal" officeooo:rsid="000ebb8b" officeooo:paragraph-rsid="000ebb8b" style:font-size-asian="8pt" style:font-style-asian="normal" style:font-name-complex="Arial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officeooo:rsid="001025cd" officeooo:paragraph-rsid="001025c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5cd" officeooo:paragraph-rsid="001025cd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5cd" officeooo:paragraph-rsid="001025cd" style:font-weight-asian="normal" style:font-name-complex="Arial" style:font-weight-complex="normal"/>
    </style:style>
    <style:style style:name="P33" style:family="paragraph" style:parent-style-name="Heading_20_1">
      <style:text-properties fo:font-size="12pt" style:font-size-asian="12pt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e92a1"/>
    </style:style>
    <style:style style:name="T5" style:family="text">
      <style:text-properties officeooo:rsid="000ebb8b"/>
    </style:style>
    <style:style style:name="T6" style:family="text">
      <style:text-properties fo:font-style="normal" officeooo:rsid="000c6a27" style:font-style-asian="normal" style:font-style-complex="normal"/>
    </style:style>
    <style:style style:name="T7" style:family="text">
      <style:text-properties fo:font-style="normal" officeooo:rsid="000e92a1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24" text:outline-level="3"><text:span text:style-name="T4">Consultar Dietas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9"><text:span text:style-name="T1">Médico</text:span>(I), <text:span text:style-name="T2">Enfermero(I), Auxiliar(I), Celador(I), Fisioterapeuta(I), Celador(I), Personal administrativ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9"><text:span text:style-name="T5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h text:style-name="P25" text:outline-level="3"><text:span text:style-name="T6">Gestión </text:span><text:span text:style-name="T7">de dietas</text:span></text:h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9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6">Ver la dieta asignada a un paciente o un trabajador.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7">Se proporciona la dieta asignada a un trabajador o a un paciente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30">Se selecciona un paciente o trabajador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31">2</text:p>
          </table:table-cell>
          <table:table-cell table:style-name="Tabla4.D3" office:value-type="string">
            <text:p text:style-name="P32">El sistema muestra la dieta del sujeto seleccionado</text:p>
          </table:table-cell>
        </table:table-row>
        <table:table-row table:style-name="Tabla4.2">
          <table:table-cell table:style-name="Tabla4.A5" office:value-type="string">
            <text:p text:style-name="P8"/>
          </table:table-cell>
          <table:table-cell table:style-name="Tabla4.B5" office:value-type="string">
            <text:p text:style-name="P16"/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8"/>
          </table:table-cell>
          <table:table-cell table:style-name="Tabla4.B5" office:value-type="string">
            <text:p text:style-name="P15"/>
          </table:table-cell>
          <table:table-cell table:style-name="Tabla4.C5" office:value-type="string">
            <text:p text:style-name="P9"/>
          </table:table-cell>
          <table:table-cell table:style-name="Tabla4.D5" office:value-type="string">
            <text:p text:style-name="P21"/>
          </table:table-cell>
        </table:table-row>
        <table:table-row table:style-name="Tabla4.2">
          <table:table-cell table:style-name="Tabla4.A6" office:value-type="string">
            <text:p text:style-name="P10"/>
          </table:table-cell>
          <table:table-cell table:style-name="Tabla4.B6" office:value-type="string">
            <text:p text:style-name="P16"/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23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16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16"/>
          </table:table-cell>
        </table:table-row>
        <table:table-row table:style-name="Tabla4.2">
          <table:table-cell table:style-name="Tabla4.A8" office:value-type="string">
            <text:p text:style-name="P10"/>
          </table:table-cell>
          <table:table-cell table:style-name="Tabla4.B8" office:value-type="string">
            <text:p text:style-name="P16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16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22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8">Más de una vez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9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7:51:53.788321792</dc:date>
    <meta:print-date>2012-03-13T15:37:00</meta:print-date>
    <meta:editing-cycles>18</meta:editing-cycles>
    <meta:editing-duration>PT1H20M54S</meta:editing-duration>
    <meta:generator>LibreOffice/6.0.3.2$Linux_X86_64 LibreOffice_project/00m0$Build-2</meta:generator>
    <meta:document-statistic meta:table-count="5" meta:image-count="0" meta:object-count="0" meta:page-count="1" meta:paragraph-count="43" meta:word-count="103" meta:character-count="687" meta:non-whitespace-character-count="624"/>
  </office:meta>
</office:document-meta>
</file>